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40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Liberation Serif" fo:font-size="14pt" style:font-size-asian="14pt" style:font-size-complex="14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4pt" style:language-asian="none" style:country-asian="none" style:font-style-asian="normal" style:font-weight-asian="normal" style:font-name-complex="JetBrains Mono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Liberation Serif" fo:font-size="14pt" fo:language="none" fo:country="none" style:font-name-asian="JetBrains Mono" style:font-size-asian="14pt" style:language-asian="none" style:country-asian="none" style:font-name-complex="JetBrains Mono" style:font-size-complex="14pt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Вид оптимизации</text:p>
          </table:table-cell>
          <table:table-cell office:value-type="string" calcext:value-type="string">
            <text:p>Кадров в секунду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Без оптимизации</text:p>
          </table:table-cell>
          <table:table-cell office:value-type="float" office:value="61.25" calcext:value-type="float">
            <text:p>61.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Массивы вершин</text:p>
          </table:table-cell>
          <table:table-cell office:value-type="float" office:value="62.82" calcext:value-type="float">
            <text:p>62.8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Уменьшение размеров окна</text:p>
          </table:table-cell>
          <table:table-cell office:value-type="float" office:value="63.27" calcext:value-type="float">
            <text:p>63.2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Программная нормализация векторов</text:p>
          </table:table-cell>
          <table:table-cell office:value-type="float" office:value="64.2" calcext:value-type="float">
            <text:p>64.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Отключение интерполяции цветов</text:p>
          </table:table-cell>
          <table:table-cell office:value-type="float" office:value="65.2" calcext:value-type="float">
            <text:p>65.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*Fps вычисляются на основе &gt;500 кадров при рисовании одной и той же сцены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Значения fps написаны с учетом этой и всех предыдущих оптимизаций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9:29:12.613497563</meta:creation-date>
    <dc:date>2021-06-06T19:37:27.163764916</dc:date>
    <meta:editing-duration>PT8M14S</meta:editing-duration>
    <meta:editing-cycles>1</meta:editing-cycles>
    <meta:document-statistic meta:table-count="1" meta:cell-count="14" meta:object-count="0"/>
    <meta:generator>LibreOffice/6.4.6.2$Linux_X86_64 LibreOffice_project/40$Build-2</meta:generator>
  </office:meta>
</office:document-meta>
</file>